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dad" officeooo:paragraph-rsid="00078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sb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22:30:19.320905104</meta:creation-date>
    <dc:date>2021-08-09T22:31:02.946478716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